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54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ce3" style:family="table-cell" style:parent-style-name="Default">
      <style:table-cell-properties fo:background-color="#e6e6ff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ackground-color="#e6e6ff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 style:data-style-name="N1"/>
    <style:style style:name="ce8" style:family="table-cell" style:parent-style-name="Default" style:data-style-name="N1">
      <style:table-cell-properties fo:background-color="#e6e6ff"/>
    </style:style>
    <style:style style:name="ce9" style:family="table-cell" style:parent-style-name="Default" style:data-style-name="N1">
      <style:table-cell-properties fo:background-color="#ccccff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main rating</text:p>
          </table:table-cell>
          <table:table-cell office:value-type="float" office:value="1665">
            <text:p>166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Läng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pponent</text:p>
          </table:table-cell>
          <table:table-cell table:style-name="ce1" office:value-type="string">
            <text:p>P_upse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float" office:value="1300">
            <text:p>1300</text:p>
          </table:table-cell>
          <table:table-cell/>
          <table:table-cell table:style-name="ce2" table:formula="oooc:=1/(10^(ABS([.$C$3]-[.$B6])/2000*SQRT([.D$5]))+1)" office:value-type="float" office:value="0.396463681473822">
            <text:p>0,396</text:p>
          </table:table-cell>
          <table:table-cell table:style-name="ce2" table:formula="oooc:=1/(10^(ABS([.$C$3]-[.$B6])/2000*SQRT([.E$5]))+1)" office:value-type="float" office:value="0.325667701599004">
            <text:p>0,326</text:p>
          </table:table-cell>
          <table:table-cell table:style-name="ce2" table:formula="oooc:=1/(10^(ABS([.$C$3]-[.$B6])/2000*SQRT([.F$5]))+1)" office:value-type="float" office:value="0.280972164687034">
            <text:p>0,281</text:p>
          </table:table-cell>
          <table:table-cell table:style-name="ce2" table:formula="oooc:=1/(10^(ABS([.$C$3]-[.$B6])/2000*SQRT([.G$5]))+1)" office:value-type="float" office:value="0.2475350323698">
            <text:p>0,248</text:p>
          </table:table-cell>
          <table:table-cell table:style-name="ce2" table:formula="oooc:=1/(10^(ABS([.$C$3]-[.$B6])/2000*SQRT([.H$5]))+1)" office:value-type="float" office:value="0.22085937918053">
            <text:p>0,221</text:p>
          </table:table-cell>
        </table:table-row>
        <table:table-row table:style-name="ro1">
          <table:table-cell/>
          <table:table-cell table:formula="oooc:=[.B6]+50" office:value-type="float" office:value="1350">
            <text:p>1350</text:p>
          </table:table-cell>
          <table:table-cell/>
          <table:table-cell table:style-name="ce2" table:formula="oooc:=1/(10^(ABS([.$C$3]-[.$B7])/2000*SQRT([.D$5]))+1)" office:value-type="float" office:value="0.41031649686005">
            <text:p>0,410</text:p>
          </table:table-cell>
          <table:table-cell table:style-name="ce2" table:formula="oooc:=1/(10^(ABS([.$C$3]-[.$B7])/2000*SQRT([.E$5]))+1)" office:value-type="float" office:value="0.347932267562897">
            <text:p>0,348</text:p>
          </table:table-cell>
          <table:table-cell table:style-name="ce2" table:formula="oooc:=1/(10^(ABS([.$C$3]-[.$B7])/2000*SQRT([.F$5]))+1)" office:value-type="float" office:value="0.307693196294469">
            <text:p>0,308</text:p>
          </table:table-cell>
          <table:table-cell table:style-name="ce2" table:formula="oooc:=1/(10^(ABS([.$C$3]-[.$B7])/2000*SQRT([.G$5]))+1)" office:value-type="float" office:value="0.276978187055118">
            <text:p>0,277</text:p>
          </table:table-cell>
          <table:table-cell table:style-name="ce2" table:formula="oooc:=1/(10^(ABS([.$C$3]-[.$B7])/2000*SQRT([.H$5]))+1)" office:value-type="float" office:value="0.252000458803946">
            <text:p>0,252</text:p>
          </table:table-cell>
        </table:table-row>
        <table:table-row table:style-name="ro1">
          <table:table-cell/>
          <table:table-cell table:formula="oooc:=[.B7]+50" office:value-type="float" office:value="1400">
            <text:p>1400</text:p>
          </table:table-cell>
          <table:table-cell/>
          <table:table-cell table:style-name="ce2" table:formula="oooc:=1/(10^(ABS([.$C$3]-[.$B8])/2000*SQRT([.D$5]))+1)" office:value-type="float" office:value="0.42431304762357">
            <text:p>0,424</text:p>
          </table:table-cell>
          <table:table-cell table:style-name="ce2" table:formula="oooc:=1/(10^(ABS([.$C$3]-[.$B8])/2000*SQRT([.E$5]))+1)" office:value-type="float" office:value="0.370881797413128">
            <text:p>0,371</text:p>
          </table:table-cell>
          <table:table-cell table:style-name="ce2" table:formula="oooc:=1/(10^(ABS([.$C$3]-[.$B8])/2000*SQRT([.F$5]))+1)" office:value-type="float" office:value="0.335768761825432">
            <text:p>0,336</text:p>
          </table:table-cell>
          <table:table-cell table:style-name="ce2" table:formula="oooc:=1/(10^(ABS([.$C$3]-[.$B8])/2000*SQRT([.G$5]))+1)" office:value-type="float" office:value="0.308487703970365">
            <text:p>0,308</text:p>
          </table:table-cell>
          <table:table-cell table:style-name="ce2" table:formula="oooc:=1/(10^(ABS([.$C$3]-[.$B8])/2000*SQRT([.H$5]))+1)" office:value-type="float" office:value="0.28592109741465">
            <text:p>0,286</text:p>
          </table:table-cell>
        </table:table-row>
        <table:table-row table:style-name="ro1">
          <table:table-cell/>
          <table:table-cell table:formula="oooc:=[.B8]+50" office:value-type="float" office:value="1450">
            <text:p>1450</text:p>
          </table:table-cell>
          <table:table-cell/>
          <table:table-cell table:style-name="ce2" table:formula="oooc:=1/(10^(ABS([.$C$3]-[.$B9])/2000*SQRT([.D$5]))+1)" office:value-type="float" office:value="0.438432061026354">
            <text:p>0,438</text:p>
          </table:table-cell>
          <table:table-cell table:style-name="ce2" table:formula="oooc:=1/(10^(ABS([.$C$3]-[.$B9])/2000*SQRT([.E$5]))+1)" office:value-type="float" office:value="0.394429422866317">
            <text:p>0,394</text:p>
          </table:table-cell>
          <table:table-cell table:style-name="ce2" table:formula="oooc:=1/(10^(ABS([.$C$3]-[.$B9])/2000*SQRT([.F$5]))+1)" office:value-type="float" office:value="0.365055266251359">
            <text:p>0,365</text:p>
          </table:table-cell>
          <table:table-cell table:style-name="ce2" table:formula="oooc:=1/(10^(ABS([.$C$3]-[.$B9])/2000*SQRT([.G$5]))+1)" office:value-type="float" office:value="0.341886801250016">
            <text:p>0,342</text:p>
          </table:table-cell>
          <table:table-cell table:style-name="ce2" table:formula="oooc:=1/(10^(ABS([.$C$3]-[.$B9])/2000*SQRT([.H$5]))+1)" office:value-type="float" office:value="0.322439419914899">
            <text:p>0,322</text:p>
          </table:table-cell>
        </table:table-row>
        <table:table-row table:style-name="ro1">
          <table:table-cell/>
          <table:table-cell table:formula="oooc:=[.B9]+50" office:value-type="float" office:value="1500">
            <text:p>1500</text:p>
          </table:table-cell>
          <table:table-cell/>
          <table:table-cell table:style-name="ce2" table:formula="oooc:=1/(10^(ABS([.$C$3]-[.$B10])/2000*SQRT([.D$5]))+1)" office:value-type="float" office:value="0.452651481954135">
            <text:p>0,453</text:p>
          </table:table-cell>
          <table:table-cell table:style-name="ce2" table:formula="oooc:=1/(10^(ABS([.$C$3]-[.$B10])/2000*SQRT([.E$5]))+1)" office:value-type="float" office:value="0.418477622575558">
            <text:p>0,418</text:p>
          </table:table-cell>
          <table:table-cell table:style-name="ce2" table:formula="oooc:=1/(10^(ABS([.$C$3]-[.$B10])/2000*SQRT([.F$5]))+1)" office:value-type="float" office:value="0.395375708599239">
            <text:p>0,395</text:p>
          </table:table-cell>
          <table:table-cell table:style-name="ce2" table:formula="oooc:=1/(10^(ABS([.$C$3]-[.$B10])/2000*SQRT([.G$5]))+1)" office:value-type="float" office:value="0.376930894111992">
            <text:p>0,377</text:p>
          </table:table-cell>
          <table:table-cell table:style-name="ce2" table:formula="oooc:=1/(10^(ABS([.$C$3]-[.$B10])/2000*SQRT([.H$5]))+1)" office:value-type="float" office:value="0.361262250888275">
            <text:p>0,361</text:p>
          </table:table-cell>
        </table:table-row>
        <table:table-row table:style-name="ro1">
          <table:table-cell/>
          <table:table-cell table:formula="oooc:=[.B10]+50" office:value-type="float" office:value="1550">
            <text:p>1550</text:p>
          </table:table-cell>
          <table:table-cell/>
          <table:table-cell table:style-name="ce2" table:formula="oooc:=1/(10^(ABS([.$C$3]-[.$B11])/2000*SQRT([.D$5]))+1)" office:value-type="float" office:value="0.466948606115559">
            <text:p>0,467</text:p>
          </table:table-cell>
          <table:table-cell table:style-name="ce2" table:formula="oooc:=1/(10^(ABS([.$C$3]-[.$B11])/2000*SQRT([.E$5]))+1)" office:value-type="float" office:value="0.442919633117205">
            <text:p>0,443</text:p>
          </table:table-cell>
          <table:table-cell table:style-name="ce2" table:formula="oooc:=1/(10^(ABS([.$C$3]-[.$B11])/2000*SQRT([.F$5]))+1)" office:value-type="float" office:value="0.426522797669978">
            <text:p>0,427</text:p>
          </table:table-cell>
          <table:table-cell table:style-name="ce2" table:formula="oooc:=1/(10^(ABS([.$C$3]-[.$B11])/2000*SQRT([.G$5]))+1)" office:value-type="float" office:value="0.413311157060508">
            <text:p>0,413</text:p>
          </table:table-cell>
          <table:table-cell table:style-name="ce2" table:formula="oooc:=1/(10^(ABS([.$C$3]-[.$B11])/2000*SQRT([.H$5]))+1)" office:value-type="float" office:value="0.401986234230656">
            <text:p>0,402</text:p>
          </table:table-cell>
        </table:table-row>
        <table:table-row table:style-name="ro1">
          <table:table-cell/>
          <table:table-cell table:formula="oooc:=[.B11]+50" office:value-type="float" office:value="1600">
            <text:p>1600</text:p>
          </table:table-cell>
          <table:table-cell/>
          <table:table-cell table:style-name="ce2" table:formula="oooc:=1/(10^(ABS([.$C$3]-[.$B12])/2000*SQRT([.D$5]))+1)" office:value-type="float" office:value="0.481300222070441">
            <text:p>0,481</text:p>
          </table:table-cell>
          <table:table-cell table:style-name="ce2" table:formula="oooc:=1/(10^(ABS([.$C$3]-[.$B12])/2000*SQRT([.E$5]))+1)" office:value-type="float" office:value="0.467641211419776">
            <text:p>0,468</text:p>
          </table:table-cell>
          <table:table-cell table:style-name="ce2" table:formula="oooc:=1/(10^(ABS([.$C$3]-[.$B12])/2000*SQRT([.F$5]))+1)" office:value-type="float" office:value="0.458263854745392">
            <text:p>0,458</text:p>
          </table:table-cell>
          <table:table-cell table:style-name="ce2" table:formula="oooc:=1/(10^(ABS([.$C$3]-[.$B12])/2000*SQRT([.G$5]))+1)" office:value-type="float" office:value="0.45066301734172">
            <text:p>0,451</text:p>
          </table:table-cell>
          <table:table-cell table:style-name="ce2" table:formula="oooc:=1/(10^(ABS([.$C$3]-[.$B12])/2000*SQRT([.H$5]))+1)" office:value-type="float" office:value="0.444109038883147">
            <text:p>0,444</text:p>
          </table:table-cell>
        </table:table-row>
        <table:table-row table:style-name="ro1">
          <table:table-cell/>
          <table:table-cell table:formula="oooc:=[.B12]+50" office:value-type="float" office:value="1650">
            <text:p>1650</text:p>
          </table:table-cell>
          <table:table-cell/>
          <table:table-cell table:style-name="ce2" table:formula="oooc:=1/(10^(ABS([.$C$3]-[.$B13])/2000*SQRT([.D$5]))+1)" office:value-type="float" office:value="0.49568276024494">
            <text:p>0,496</text:p>
          </table:table-cell>
          <table:table-cell table:style-name="ce2" table:formula="oooc:=1/(10^(ABS([.$C$3]-[.$B13])/2000*SQRT([.E$5]))+1)" office:value-type="float" office:value="0.492522693040901">
            <text:p>0,493</text:p>
          </table:table-cell>
          <table:table-cell table:style-name="ce2" table:formula="oooc:=1/(10^(ABS([.$C$3]-[.$B13])/2000*SQRT([.F$5]))+1)" office:value-type="float" office:value="0.490347317958871">
            <text:p>0,490</text:p>
          </table:table-cell>
          <table:table-cell table:style-name="ce2" table:formula="oooc:=1/(10^(ABS([.$C$3]-[.$B13])/2000*SQRT([.G$5]))+1)" office:value-type="float" office:value="0.488579360146646">
            <text:p>0,489</text:p>
          </table:table-cell>
          <table:table-cell table:style-name="ce2" table:formula="oooc:=1/(10^(ABS([.$C$3]-[.$B13])/2000*SQRT([.H$5]))+1)" office:value-type="float" office:value="0.487050855107136">
            <text:p>0,487</text:p>
          </table:table-cell>
        </table:table-row>
        <table:table-row table:style-name="ro1">
          <table:table-cell/>
          <table:table-cell table:formula="oooc:=[.B13]+50" office:value-type="float" office:value="1700">
            <text:p>1700</text:p>
          </table:table-cell>
          <table:table-cell/>
          <table:table-cell table:style-name="ce2" table:formula="oooc:=1/(10^(ABS([.$C$3]-[.$B14])/2000*SQRT([.D$5]))+1)" office:value-type="float" office:value="0.489927553072562">
            <text:p>0,490</text:p>
          </table:table-cell>
          <table:table-cell table:style-name="ce2" table:formula="oooc:=1/(10^(ABS([.$C$3]-[.$B14])/2000*SQRT([.E$5]))+1)" office:value-type="float" office:value="0.48255872893275">
            <text:p>0,483</text:p>
          </table:table-cell>
          <table:table-cell table:style-name="ce2" table:formula="oooc:=1/(10^(ABS([.$C$3]-[.$B14])/2000*SQRT([.F$5]))+1)" office:value-type="float" office:value="0.477489503822773">
            <text:p>0,477</text:p>
          </table:table-cell>
          <table:table-cell table:style-name="ce2" table:formula="oooc:=1/(10^(ABS([.$C$3]-[.$B14])/2000*SQRT([.G$5]))+1)" office:value-type="float" office:value="0.473372420417643">
            <text:p>0,473</text:p>
          </table:table-cell>
          <table:table-cell table:style-name="ce2" table:formula="oooc:=1/(10^(ABS([.$C$3]-[.$B14])/2000*SQRT([.H$5]))+1)" office:value-type="float" office:value="0.469815319996098">
            <text:p>0,470</text:p>
          </table:table-cell>
        </table:table-row>
        <table:table-row table:style-name="ro1">
          <table:table-cell/>
          <table:table-cell table:formula="oooc:=[.B14]+50" office:value-type="float" office:value="1750">
            <text:p>1750</text:p>
          </table:table-cell>
          <table:table-cell/>
          <table:table-cell table:style-name="ce2" table:formula="oooc:=1/(10^(ABS([.$C$3]-[.$B15])/2000*SQRT([.D$5]))+1)" office:value-type="float" office:value="0.475554538879339">
            <text:p>0,476</text:p>
          </table:table-cell>
          <table:table-cell table:style-name="ce2" table:formula="oooc:=1/(10^(ABS([.$C$3]-[.$B15])/2000*SQRT([.E$5]))+1)" office:value-type="float" office:value="0.457726594773746">
            <text:p>0,458</text:p>
          </table:table-cell>
          <table:table-cell table:style-name="ce2" table:formula="oooc:=1/(10^(ABS([.$C$3]-[.$B15])/2000*SQRT([.F$5]))+1)" office:value-type="float" office:value="0.445511918283812">
            <text:p>0,446</text:p>
          </table:table-cell>
          <table:table-cell table:style-name="ce2" table:formula="oooc:=1/(10^(ABS([.$C$3]-[.$B15])/2000*SQRT([.G$5]))+1)" office:value-type="float" office:value="0.43563096759234">
            <text:p>0,436</text:p>
          </table:table-cell>
          <table:table-cell table:style-name="ce2" table:formula="oooc:=1/(10^(ABS([.$C$3]-[.$B15])/2000*SQRT([.H$5]))+1)" office:value-type="float" office:value="0.427127748605496">
            <text:p>0,427</text:p>
          </table:table-cell>
        </table:table-row>
        <table:table-row table:style-name="ro1">
          <table:table-cell/>
          <table:table-cell table:formula="oooc:=[.B15]+50" office:value-type="float" office:value="1800">
            <text:p>1800</text:p>
          </table:table-cell>
          <table:table-cell/>
          <table:table-cell table:style-name="ce2" table:formula="oooc:=1/(10^(ABS([.$C$3]-[.$B16])/2000*SQRT([.D$5]))+1)" office:value-type="float" office:value="0.461221907942828">
            <text:p>0,461</text:p>
          </table:table-cell>
          <table:table-cell table:style-name="ce2" table:formula="oooc:=1/(10^(ABS([.$C$3]-[.$B16])/2000*SQRT([.E$5]))+1)" office:value-type="float" office:value="0.433102738371674">
            <text:p>0,433</text:p>
          </table:table-cell>
          <table:table-cell table:style-name="ce2" table:formula="oooc:=1/(10^(ABS([.$C$3]-[.$B16])/2000*SQRT([.F$5]))+1)" office:value-type="float" office:value="0.413979156175757">
            <text:p>0,414</text:p>
          </table:table-cell>
          <table:table-cell table:style-name="ce2" table:formula="oooc:=1/(10^(ABS([.$C$3]-[.$B16])/2000*SQRT([.G$5]))+1)" office:value-type="float" office:value="0.398620928671281">
            <text:p>0,399</text:p>
          </table:table-cell>
          <table:table-cell table:style-name="ce2" table:formula="oooc:=1/(10^(ABS([.$C$3]-[.$B16])/2000*SQRT([.H$5]))+1)" office:value-type="float" office:value="0.385498638991442">
            <text:p>0,385</text:p>
          </table:table-cell>
        </table:table-row>
        <table:table-row table:style-name="ro1">
          <table:table-cell/>
          <table:table-cell table:formula="oooc:=[.B16]+50" office:value-type="float" office:value="1850">
            <text:p>1850</text:p>
          </table:table-cell>
          <table:table-cell/>
          <table:table-cell table:style-name="ce2" table:formula="oooc:=1/(10^(ABS([.$C$3]-[.$B17])/2000*SQRT([.D$5]))+1)" office:value-type="float" office:value="0.446953104830538">
            <text:p>0,447</text:p>
          </table:table-cell>
          <table:table-cell table:style-name="ce2" table:formula="oooc:=1/(10^(ABS([.$C$3]-[.$B17])/2000*SQRT([.E$5]))+1)" office:value-type="float" office:value="0.408804918620566">
            <text:p>0,409</text:p>
          </table:table-cell>
          <table:table-cell table:style-name="ce2" table:formula="oooc:=1/(10^(ABS([.$C$3]-[.$B17])/2000*SQRT([.F$5]))+1)" office:value-type="float" office:value="0.383136096292883">
            <text:p>0,383</text:p>
          </table:table-cell>
          <table:table-cell table:style-name="ce2" table:formula="oooc:=1/(10^(ABS([.$C$3]-[.$B17])/2000*SQRT([.G$5]))+1)" office:value-type="float" office:value="0.362734259162657">
            <text:p>0,363</text:p>
          </table:table-cell>
          <table:table-cell table:style-name="ce2" table:formula="oooc:=1/(10^(ABS([.$C$3]-[.$B17])/2000*SQRT([.H$5]))+1)" office:value-type="float" office:value="0.345480005617534">
            <text:p>0,34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>
            <text:p>Me winner</text:p>
          </table:table-cell>
          <table:table-cell table:formula="oooc:=[.D5]" office:value-type="float" office:value="1">
            <text:p>1</text:p>
          </table:table-cell>
          <table:table-cell table:formula="oooc:=[.E5]" office:value-type="float" office:value="3">
            <text:p>3</text:p>
          </table:table-cell>
          <table:table-cell table:formula="oooc:=[.F5]" office:value-type="float" office:value="5">
            <text:p>5</text:p>
          </table:table-cell>
          <table:table-cell table:formula="oooc:=[.G5]" office:value-type="float" office:value="7">
            <text:p>7</text:p>
          </table:table-cell>
          <table:table-cell table:formula="oooc:=[.H5]" office:value-type="float" office:value="9">
            <text:p>9</text:p>
          </table:table-cell>
        </table:table-row>
        <table:table-row table:style-name="ro1">
          <table:table-cell/>
          <table:table-cell table:formula="oooc:=[.B6]" office:value-type="float" office:value="1300">
            <text:p>1300</text:p>
          </table:table-cell>
          <table:table-cell/>
          <table:table-cell table:formula="oooc:=4*SQRT([.D$19])" office:value-type="float" office:value="4">
            <text:p>4</text:p>
          </table:table-cell>
          <table:table-cell table:formula="oooc:=4*SQRT([.E$19])" office:value-type="float" office:value="6.92820323027551">
            <text:p>6,93</text:p>
          </table:table-cell>
          <table:table-cell table:formula="oooc:=4*SQRT([.F$19])" office:value-type="float" office:value="8.94427190999916">
            <text:p>8,94</text:p>
          </table:table-cell>
          <table:table-cell table:formula="oooc:=4*SQRT([.G$19])" office:value-type="float" office:value="10.5830052442584">
            <text:p>10,58</text:p>
          </table:table-cell>
          <table:table-cell table:formula="oooc:=4*SQRT([.H$19])" office:value-type="float" office:value="12">
            <text:p>12</text:p>
          </table:table-cell>
        </table:table-row>
        <table:table-row table:style-name="ro1">
          <table:table-cell/>
          <table:table-cell table:formula="oooc:=[.B7]" office:value-type="float" office:value="1350">
            <text:p>1350</text:p>
          </table:table-cell>
          <table:table-cell/>
          <table:table-cell table:formula="oooc:=4*SQRT([.D$19])" office:value-type="float" office:value="4">
            <text:p>4</text:p>
          </table:table-cell>
          <table:table-cell table:formula="oooc:=4*SQRT([.E$19])" office:value-type="float" office:value="6.92820323027551">
            <text:p>6,93</text:p>
          </table:table-cell>
          <table:table-cell table:formula="oooc:=4*SQRT([.F$19])" office:value-type="float" office:value="8.94427190999916">
            <text:p>8,94</text:p>
          </table:table-cell>
          <table:table-cell table:formula="oooc:=4*SQRT([.G$19])" office:value-type="float" office:value="10.5830052442584">
            <text:p>10,58</text:p>
          </table:table-cell>
          <table:table-cell table:formula="oooc:=4*SQRT([.H$19])" office:value-type="float" office:value="12">
            <text:p>12</text:p>
          </table:table-cell>
        </table:table-row>
        <table:table-row table:style-name="ro1">
          <table:table-cell/>
          <table:table-cell table:formula="oooc:=[.B8]" office:value-type="float" office:value="1400">
            <text:p>1400</text:p>
          </table:table-cell>
          <table:table-cell/>
          <table:table-cell table:formula="oooc:=4*SQRT([.D$19])" office:value-type="float" office:value="4">
            <text:p>4</text:p>
          </table:table-cell>
          <table:table-cell table:formula="oooc:=4*SQRT([.E$19])" office:value-type="float" office:value="6.92820323027551">
            <text:p>6,93</text:p>
          </table:table-cell>
          <table:table-cell table:formula="oooc:=4*SQRT([.F$19])" office:value-type="float" office:value="8.94427190999916">
            <text:p>8,94</text:p>
          </table:table-cell>
          <table:table-cell table:formula="oooc:=4*SQRT([.G$19])" office:value-type="float" office:value="10.5830052442584">
            <text:p>10,58</text:p>
          </table:table-cell>
          <table:table-cell table:formula="oooc:=4*SQRT([.H$19])" office:value-type="float" office:value="12">
            <text:p>12</text:p>
          </table:table-cell>
        </table:table-row>
        <table:table-row table:style-name="ro1">
          <table:table-cell/>
          <table:table-cell table:formula="oooc:=[.B9]" office:value-type="float" office:value="1450">
            <text:p>1450</text:p>
          </table:table-cell>
          <table:table-cell/>
          <table:table-cell table:formula="oooc:=4*SQRT([.D$19])" office:value-type="float" office:value="4">
            <text:p>4</text:p>
          </table:table-cell>
          <table:table-cell table:formula="oooc:=4*SQRT([.E$19])" office:value-type="float" office:value="6.92820323027551">
            <text:p>6,93</text:p>
          </table:table-cell>
          <table:table-cell table:formula="oooc:=4*SQRT([.F$19])" office:value-type="float" office:value="8.94427190999916">
            <text:p>8,94</text:p>
          </table:table-cell>
          <table:table-cell table:formula="oooc:=4*SQRT([.G$19])" office:value-type="float" office:value="10.5830052442584">
            <text:p>10,58</text:p>
          </table:table-cell>
          <table:table-cell table:formula="oooc:=4*SQRT([.H$19])" office:value-type="float" office:value="12">
            <text:p>12</text:p>
          </table:table-cell>
        </table:table-row>
        <table:table-row table:style-name="ro1">
          <table:table-cell/>
          <table:table-cell table:formula="oooc:=[.B10]" office:value-type="float" office:value="1500">
            <text:p>1500</text:p>
          </table:table-cell>
          <table:table-cell/>
          <table:table-cell table:formula="oooc:=4*SQRT([.D$19])" office:value-type="float" office:value="4">
            <text:p>4</text:p>
          </table:table-cell>
          <table:table-cell table:formula="oooc:=4*SQRT([.E$19])" office:value-type="float" office:value="6.92820323027551">
            <text:p>6,93</text:p>
          </table:table-cell>
          <table:table-cell table:formula="oooc:=4*SQRT([.F$19])" office:value-type="float" office:value="8.94427190999916">
            <text:p>8,94</text:p>
          </table:table-cell>
          <table:table-cell table:formula="oooc:=4*SQRT([.G$19])" office:value-type="float" office:value="10.5830052442584">
            <text:p>10,58</text:p>
          </table:table-cell>
          <table:table-cell table:formula="oooc:=4*SQRT([.H$19])" office:value-type="float" office:value="12">
            <text:p>12</text:p>
          </table:table-cell>
        </table:table-row>
        <table:table-row table:style-name="ro1">
          <table:table-cell/>
          <table:table-cell table:formula="oooc:=[.B11]" office:value-type="float" office:value="1550">
            <text:p>1550</text:p>
          </table:table-cell>
          <table:table-cell/>
          <table:table-cell table:formula="oooc:=4*SQRT([.D$19])" office:value-type="float" office:value="4">
            <text:p>4</text:p>
          </table:table-cell>
          <table:table-cell table:formula="oooc:=4*SQRT([.E$19])" office:value-type="float" office:value="6.92820323027551">
            <text:p>6,93</text:p>
          </table:table-cell>
          <table:table-cell table:formula="oooc:=4*SQRT([.F$19])" office:value-type="float" office:value="8.94427190999916">
            <text:p>8,94</text:p>
          </table:table-cell>
          <table:table-cell table:formula="oooc:=4*SQRT([.G$19])" office:value-type="float" office:value="10.5830052442584">
            <text:p>10,58</text:p>
          </table:table-cell>
          <table:table-cell table:formula="oooc:=4*SQRT([.H$19])" office:value-type="float" office:value="12">
            <text:p>12</text:p>
          </table:table-cell>
        </table:table-row>
        <table:table-row table:style-name="ro1">
          <table:table-cell/>
          <table:table-cell table:formula="oooc:=[.B12]" office:value-type="float" office:value="1600">
            <text:p>1600</text:p>
          </table:table-cell>
          <table:table-cell/>
          <table:table-cell table:formula="oooc:=4*SQRT([.D$19])" office:value-type="float" office:value="4">
            <text:p>4</text:p>
          </table:table-cell>
          <table:table-cell table:formula="oooc:=4*SQRT([.E$19])" office:value-type="float" office:value="6.92820323027551">
            <text:p>6,93</text:p>
          </table:table-cell>
          <table:table-cell table:formula="oooc:=4*SQRT([.F$19])" office:value-type="float" office:value="8.94427190999916">
            <text:p>8,94</text:p>
          </table:table-cell>
          <table:table-cell table:formula="oooc:=4*SQRT([.G$19])" office:value-type="float" office:value="10.5830052442584">
            <text:p>10,58</text:p>
          </table:table-cell>
          <table:table-cell table:formula="oooc:=4*SQRT([.H$19])" office:value-type="float" office:value="12">
            <text:p>12</text:p>
          </table:table-cell>
        </table:table-row>
        <table:table-row table:style-name="ro1">
          <table:table-cell/>
          <table:table-cell table:formula="oooc:=[.B13]" office:value-type="float" office:value="1650">
            <text:p>1650</text:p>
          </table:table-cell>
          <table:table-cell/>
          <table:table-cell table:formula="oooc:=4*SQRT([.D$19])" office:value-type="float" office:value="4">
            <text:p>4</text:p>
          </table:table-cell>
          <table:table-cell table:formula="oooc:=4*SQRT([.E$19])" office:value-type="float" office:value="6.92820323027551">
            <text:p>6,93</text:p>
          </table:table-cell>
          <table:table-cell table:formula="oooc:=4*SQRT([.F$19])" office:value-type="float" office:value="8.94427190999916">
            <text:p>8,94</text:p>
          </table:table-cell>
          <table:table-cell table:formula="oooc:=4*SQRT([.G$19])" office:value-type="float" office:value="10.5830052442584">
            <text:p>10,58</text:p>
          </table:table-cell>
          <table:table-cell table:formula="oooc:=4*SQRT([.H$19])" office:value-type="float" office:value="12">
            <text:p>12</text:p>
          </table:table-cell>
        </table:table-row>
        <table:table-row table:style-name="ro1">
          <table:table-cell/>
          <table:table-cell table:formula="oooc:=[.B14]" office:value-type="float" office:value="1700">
            <text:p>1700</text:p>
          </table:table-cell>
          <table:table-cell/>
          <table:table-cell table:formula="oooc:=4*SQRT([.D$19])" office:value-type="float" office:value="4">
            <text:p>4</text:p>
          </table:table-cell>
          <table:table-cell table:formula="oooc:=4*SQRT([.E$19])" office:value-type="float" office:value="6.92820323027551">
            <text:p>6,93</text:p>
          </table:table-cell>
          <table:table-cell table:formula="oooc:=4*SQRT([.F$19])" office:value-type="float" office:value="8.94427190999916">
            <text:p>8,94</text:p>
          </table:table-cell>
          <table:table-cell table:formula="oooc:=4*SQRT([.G$19])" office:value-type="float" office:value="10.5830052442584">
            <text:p>10,58</text:p>
          </table:table-cell>
          <table:table-cell table:formula="oooc:=4*SQRT([.H$19])" office:value-type="float" office:value="12">
            <text:p>12</text:p>
          </table:table-cell>
        </table:table-row>
        <table:table-row table:style-name="ro1">
          <table:table-cell/>
          <table:table-cell table:formula="oooc:=[.B15]" office:value-type="float" office:value="1750">
            <text:p>1750</text:p>
          </table:table-cell>
          <table:table-cell/>
          <table:table-cell table:formula="oooc:=4*SQRT([.D$19])" office:value-type="float" office:value="4">
            <text:p>4</text:p>
          </table:table-cell>
          <table:table-cell table:formula="oooc:=4*SQRT([.E$19])" office:value-type="float" office:value="6.92820323027551">
            <text:p>6,93</text:p>
          </table:table-cell>
          <table:table-cell table:formula="oooc:=4*SQRT([.F$19])" office:value-type="float" office:value="8.94427190999916">
            <text:p>8,94</text:p>
          </table:table-cell>
          <table:table-cell table:formula="oooc:=4*SQRT([.G$19])" office:value-type="float" office:value="10.5830052442584">
            <text:p>10,58</text:p>
          </table:table-cell>
          <table:table-cell table:formula="oooc:=4*SQRT([.H$19])" office:value-type="float" office:value="12">
            <text:p>12</text:p>
          </table:table-cell>
        </table:table-row>
        <table:table-row table:style-name="ro1">
          <table:table-cell/>
          <table:table-cell table:formula="oooc:=[.B16]" office:value-type="float" office:value="1800">
            <text:p>1800</text:p>
          </table:table-cell>
          <table:table-cell/>
          <table:table-cell table:formula="oooc:=4*SQRT([.D$19])" office:value-type="float" office:value="4">
            <text:p>4</text:p>
          </table:table-cell>
          <table:table-cell table:formula="oooc:=4*SQRT([.E$19])" office:value-type="float" office:value="6.92820323027551">
            <text:p>6,93</text:p>
          </table:table-cell>
          <table:table-cell table:formula="oooc:=4*SQRT([.F$19])" office:value-type="float" office:value="8.94427190999916">
            <text:p>8,94</text:p>
          </table:table-cell>
          <table:table-cell table:formula="oooc:=4*SQRT([.G$19])" office:value-type="float" office:value="10.5830052442584">
            <text:p>10,58</text:p>
          </table:table-cell>
          <table:table-cell table:formula="oooc:=4*SQRT([.H$19])" office:value-type="float" office:value="12">
            <text:p>12</text:p>
          </table:table-cell>
        </table:table-row>
        <table:table-row table:style-name="ro1">
          <table:table-cell/>
          <table:table-cell table:formula="oooc:=[.B17]" office:value-type="float" office:value="1850">
            <text:p>1850</text:p>
          </table:table-cell>
          <table:table-cell/>
          <table:table-cell table:formula="oooc:=4*SQRT([.D$19])" office:value-type="float" office:value="4">
            <text:p>4</text:p>
          </table:table-cell>
          <table:table-cell table:formula="oooc:=4*SQRT([.E$19])" office:value-type="float" office:value="6.92820323027551">
            <text:p>6,93</text:p>
          </table:table-cell>
          <table:table-cell table:formula="oooc:=4*SQRT([.F$19])" office:value-type="float" office:value="8.94427190999916">
            <text:p>8,94</text:p>
          </table:table-cell>
          <table:table-cell table:formula="oooc:=4*SQRT([.G$19])" office:value-type="float" office:value="10.5830052442584">
            <text:p>10,58</text:p>
          </table:table-cell>
          <table:table-cell table:formula="oooc:=4*SQRT([.H$19])" office:value-type="float" office:value="12">
            <text:p>1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>
            <text:p>Me loser</text:p>
          </table:table-cell>
          <table:table-cell table:formula="oooc:=[.D19]" office:value-type="float" office:value="1">
            <text:p>1</text:p>
          </table:table-cell>
          <table:table-cell table:formula="oooc:=[.E19]" office:value-type="float" office:value="3">
            <text:p>3</text:p>
          </table:table-cell>
          <table:table-cell table:formula="oooc:=[.F19]" office:value-type="float" office:value="5">
            <text:p>5</text:p>
          </table:table-cell>
          <table:table-cell table:formula="oooc:=[.G19]" office:value-type="float" office:value="7">
            <text:p>7</text:p>
          </table:table-cell>
          <table:table-cell table:formula="oooc:=[.H19]" office:value-type="float" office:value="9">
            <text:p>9</text:p>
          </table:table-cell>
        </table:table-row>
        <table:table-row table:style-name="ro1">
          <table:table-cell/>
          <table:table-cell table:formula="oooc:=[.B20]" office:value-type="float" office:value="1300">
            <text:p>1300</text:p>
          </table:table-cell>
          <table:table-cell/>
          <table:table-cell table:formula="oooc:=4*SQRT([.D$33])" office:value-type="float" office:value="4">
            <text:p>4</text:p>
          </table:table-cell>
          <table:table-cell table:formula="oooc:=4*SQRT([.E$33])" office:value-type="float" office:value="6.92820323027551">
            <text:p>6,93</text:p>
          </table:table-cell>
          <table:table-cell table:formula="oooc:=4*SQRT([.F$33])" office:value-type="float" office:value="8.94427190999916">
            <text:p>8,94</text:p>
          </table:table-cell>
          <table:table-cell table:formula="oooc:=4*SQRT([.G$33])" office:value-type="float" office:value="10.5830052442584">
            <text:p>10,58</text:p>
          </table:table-cell>
          <table:table-cell table:formula="oooc:=4*SQRT([.H$33])" office:value-type="float" office:value="12">
            <text:p>12</text:p>
          </table:table-cell>
        </table:table-row>
        <table:table-row table:style-name="ro1">
          <table:table-cell/>
          <table:table-cell table:formula="oooc:=[.B21]" office:value-type="float" office:value="1350">
            <text:p>1350</text:p>
          </table:table-cell>
          <table:table-cell/>
          <table:table-cell table:formula="oooc:=4*SQRT([.D$33])" office:value-type="float" office:value="4">
            <text:p>4</text:p>
          </table:table-cell>
          <table:table-cell table:formula="oooc:=4*SQRT([.E$33])" office:value-type="float" office:value="6.92820323027551">
            <text:p>6,93</text:p>
          </table:table-cell>
          <table:table-cell table:formula="oooc:=4*SQRT([.F$33])" office:value-type="float" office:value="8.94427190999916">
            <text:p>8,94</text:p>
          </table:table-cell>
          <table:table-cell table:formula="oooc:=4*SQRT([.G$33])" office:value-type="float" office:value="10.5830052442584">
            <text:p>10,58</text:p>
          </table:table-cell>
          <table:table-cell table:formula="oooc:=4*SQRT([.H$33])" office:value-type="float" office:value="12">
            <text:p>12</text:p>
          </table:table-cell>
        </table:table-row>
        <table:table-row table:style-name="ro1">
          <table:table-cell/>
          <table:table-cell table:formula="oooc:=[.B22]" office:value-type="float" office:value="1400">
            <text:p>1400</text:p>
          </table:table-cell>
          <table:table-cell/>
          <table:table-cell table:formula="oooc:=4*SQRT([.D$33])" office:value-type="float" office:value="4">
            <text:p>4</text:p>
          </table:table-cell>
          <table:table-cell table:formula="oooc:=4*SQRT([.E$33])" office:value-type="float" office:value="6.92820323027551">
            <text:p>6,93</text:p>
          </table:table-cell>
          <table:table-cell table:formula="oooc:=4*SQRT([.F$33])" office:value-type="float" office:value="8.94427190999916">
            <text:p>8,94</text:p>
          </table:table-cell>
          <table:table-cell table:formula="oooc:=4*SQRT([.G$33])" office:value-type="float" office:value="10.5830052442584">
            <text:p>10,58</text:p>
          </table:table-cell>
          <table:table-cell table:formula="oooc:=4*SQRT([.H$33])" office:value-type="float" office:value="12">
            <text:p>12</text:p>
          </table:table-cell>
        </table:table-row>
        <table:table-row table:style-name="ro1">
          <table:table-cell/>
          <table:table-cell table:formula="oooc:=[.B23]" office:value-type="float" office:value="1450">
            <text:p>1450</text:p>
          </table:table-cell>
          <table:table-cell/>
          <table:table-cell table:formula="oooc:=4*SQRT([.D$33])" office:value-type="float" office:value="4">
            <text:p>4</text:p>
          </table:table-cell>
          <table:table-cell table:formula="oooc:=4*SQRT([.E$33])" office:value-type="float" office:value="6.92820323027551">
            <text:p>6,93</text:p>
          </table:table-cell>
          <table:table-cell table:formula="oooc:=4*SQRT([.F$33])" office:value-type="float" office:value="8.94427190999916">
            <text:p>8,94</text:p>
          </table:table-cell>
          <table:table-cell table:formula="oooc:=4*SQRT([.G$33])" office:value-type="float" office:value="10.5830052442584">
            <text:p>10,58</text:p>
          </table:table-cell>
          <table:table-cell table:formula="oooc:=4*SQRT([.H$33])" office:value-type="float" office:value="12">
            <text:p>12</text:p>
          </table:table-cell>
        </table:table-row>
        <table:table-row table:style-name="ro1">
          <table:table-cell/>
          <table:table-cell table:formula="oooc:=[.B24]" office:value-type="float" office:value="1500">
            <text:p>1500</text:p>
          </table:table-cell>
          <table:table-cell/>
          <table:table-cell table:formula="oooc:=4*SQRT([.D$33])" office:value-type="float" office:value="4">
            <text:p>4</text:p>
          </table:table-cell>
          <table:table-cell table:formula="oooc:=4*SQRT([.E$33])" office:value-type="float" office:value="6.92820323027551">
            <text:p>6,93</text:p>
          </table:table-cell>
          <table:table-cell table:formula="oooc:=4*SQRT([.F$33])" office:value-type="float" office:value="8.94427190999916">
            <text:p>8,94</text:p>
          </table:table-cell>
          <table:table-cell table:formula="oooc:=4*SQRT([.G$33])" office:value-type="float" office:value="10.5830052442584">
            <text:p>10,58</text:p>
          </table:table-cell>
          <table:table-cell table:formula="oooc:=4*SQRT([.H$33])" office:value-type="float" office:value="12">
            <text:p>12</text:p>
          </table:table-cell>
        </table:table-row>
        <table:table-row table:style-name="ro1">
          <table:table-cell/>
          <table:table-cell table:formula="oooc:=[.B25]" office:value-type="float" office:value="1550">
            <text:p>1550</text:p>
          </table:table-cell>
          <table:table-cell/>
          <table:table-cell table:formula="oooc:=4*SQRT([.D$33])" office:value-type="float" office:value="4">
            <text:p>4</text:p>
          </table:table-cell>
          <table:table-cell table:formula="oooc:=4*SQRT([.E$33])" office:value-type="float" office:value="6.92820323027551">
            <text:p>6,93</text:p>
          </table:table-cell>
          <table:table-cell table:formula="oooc:=4*SQRT([.F$33])" office:value-type="float" office:value="8.94427190999916">
            <text:p>8,94</text:p>
          </table:table-cell>
          <table:table-cell table:formula="oooc:=4*SQRT([.G$33])" office:value-type="float" office:value="10.5830052442584">
            <text:p>10,58</text:p>
          </table:table-cell>
          <table:table-cell table:formula="oooc:=4*SQRT([.H$33])" office:value-type="float" office:value="12">
            <text:p>12</text:p>
          </table:table-cell>
        </table:table-row>
        <table:table-row table:style-name="ro1">
          <table:table-cell/>
          <table:table-cell table:formula="oooc:=[.B26]" office:value-type="float" office:value="1600">
            <text:p>1600</text:p>
          </table:table-cell>
          <table:table-cell/>
          <table:table-cell table:formula="oooc:=4*SQRT([.D$33])" office:value-type="float" office:value="4">
            <text:p>4</text:p>
          </table:table-cell>
          <table:table-cell table:formula="oooc:=4*SQRT([.E$33])" office:value-type="float" office:value="6.92820323027551">
            <text:p>6,93</text:p>
          </table:table-cell>
          <table:table-cell table:formula="oooc:=4*SQRT([.F$33])" office:value-type="float" office:value="8.94427190999916">
            <text:p>8,94</text:p>
          </table:table-cell>
          <table:table-cell table:formula="oooc:=4*SQRT([.G$33])" office:value-type="float" office:value="10.5830052442584">
            <text:p>10,58</text:p>
          </table:table-cell>
          <table:table-cell table:formula="oooc:=4*SQRT([.H$33])" office:value-type="float" office:value="12">
            <text:p>12</text:p>
          </table:table-cell>
        </table:table-row>
        <table:table-row table:style-name="ro1">
          <table:table-cell/>
          <table:table-cell table:formula="oooc:=[.B27]" office:value-type="float" office:value="1650">
            <text:p>1650</text:p>
          </table:table-cell>
          <table:table-cell/>
          <table:table-cell table:formula="oooc:=4*SQRT([.D$33])" office:value-type="float" office:value="4">
            <text:p>4</text:p>
          </table:table-cell>
          <table:table-cell table:formula="oooc:=4*SQRT([.E$33])" office:value-type="float" office:value="6.92820323027551">
            <text:p>6,93</text:p>
          </table:table-cell>
          <table:table-cell table:formula="oooc:=4*SQRT([.F$33])" office:value-type="float" office:value="8.94427190999916">
            <text:p>8,94</text:p>
          </table:table-cell>
          <table:table-cell table:formula="oooc:=4*SQRT([.G$33])" office:value-type="float" office:value="10.5830052442584">
            <text:p>10,58</text:p>
          </table:table-cell>
          <table:table-cell table:formula="oooc:=4*SQRT([.H$33])" office:value-type="float" office:value="12">
            <text:p>12</text:p>
          </table:table-cell>
        </table:table-row>
        <table:table-row table:style-name="ro1">
          <table:table-cell/>
          <table:table-cell table:formula="oooc:=[.B28]" office:value-type="float" office:value="1700">
            <text:p>1700</text:p>
          </table:table-cell>
          <table:table-cell/>
          <table:table-cell table:formula="oooc:=4*SQRT([.D$33])" office:value-type="float" office:value="4">
            <text:p>4</text:p>
          </table:table-cell>
          <table:table-cell table:formula="oooc:=4*SQRT([.E$33])" office:value-type="float" office:value="6.92820323027551">
            <text:p>6,93</text:p>
          </table:table-cell>
          <table:table-cell table:formula="oooc:=4*SQRT([.F$33])" office:value-type="float" office:value="8.94427190999916">
            <text:p>8,94</text:p>
          </table:table-cell>
          <table:table-cell table:formula="oooc:=4*SQRT([.G$33])" office:value-type="float" office:value="10.5830052442584">
            <text:p>10,58</text:p>
          </table:table-cell>
          <table:table-cell table:formula="oooc:=4*SQRT([.H$33])" office:value-type="float" office:value="12">
            <text:p>12</text:p>
          </table:table-cell>
        </table:table-row>
        <table:table-row table:style-name="ro1">
          <table:table-cell/>
          <table:table-cell table:formula="oooc:=[.B29]" office:value-type="float" office:value="1750">
            <text:p>1750</text:p>
          </table:table-cell>
          <table:table-cell/>
          <table:table-cell table:formula="oooc:=4*SQRT([.D$33])" office:value-type="float" office:value="4">
            <text:p>4</text:p>
          </table:table-cell>
          <table:table-cell table:formula="oooc:=4*SQRT([.E$33])" office:value-type="float" office:value="6.92820323027551">
            <text:p>6,93</text:p>
          </table:table-cell>
          <table:table-cell table:formula="oooc:=4*SQRT([.F$33])" office:value-type="float" office:value="8.94427190999916">
            <text:p>8,94</text:p>
          </table:table-cell>
          <table:table-cell table:formula="oooc:=4*SQRT([.G$33])" office:value-type="float" office:value="10.5830052442584">
            <text:p>10,58</text:p>
          </table:table-cell>
          <table:table-cell table:formula="oooc:=4*SQRT([.H$33])" office:value-type="float" office:value="12">
            <text:p>12</text:p>
          </table:table-cell>
        </table:table-row>
        <table:table-row table:style-name="ro1">
          <table:table-cell/>
          <table:table-cell table:formula="oooc:=[.B30]" office:value-type="float" office:value="1800">
            <text:p>1800</text:p>
          </table:table-cell>
          <table:table-cell/>
          <table:table-cell table:formula="oooc:=4*SQRT([.D$33])" office:value-type="float" office:value="4">
            <text:p>4</text:p>
          </table:table-cell>
          <table:table-cell table:formula="oooc:=4*SQRT([.E$33])" office:value-type="float" office:value="6.92820323027551">
            <text:p>6,93</text:p>
          </table:table-cell>
          <table:table-cell table:formula="oooc:=4*SQRT([.F$33])" office:value-type="float" office:value="8.94427190999916">
            <text:p>8,94</text:p>
          </table:table-cell>
          <table:table-cell table:formula="oooc:=4*SQRT([.G$33])" office:value-type="float" office:value="10.5830052442584">
            <text:p>10,58</text:p>
          </table:table-cell>
          <table:table-cell table:formula="oooc:=4*SQRT([.H$33])" office:value-type="float" office:value="12">
            <text:p>12</text:p>
          </table:table-cell>
        </table:table-row>
        <table:table-row table:style-name="ro1">
          <table:table-cell/>
          <table:table-cell table:formula="oooc:=[.B31]" office:value-type="float" office:value="1850">
            <text:p>1850</text:p>
          </table:table-cell>
          <table:table-cell/>
          <table:table-cell table:formula="oooc:=4*SQRT([.D$33])" office:value-type="float" office:value="4">
            <text:p>4</text:p>
          </table:table-cell>
          <table:table-cell table:formula="oooc:=4*SQRT([.E$33])" office:value-type="float" office:value="6.92820323027551">
            <text:p>6,93</text:p>
          </table:table-cell>
          <table:table-cell table:formula="oooc:=4*SQRT([.F$33])" office:value-type="float" office:value="8.94427190999916">
            <text:p>8,94</text:p>
          </table:table-cell>
          <table:table-cell table:formula="oooc:=4*SQRT([.G$33])" office:value-type="float" office:value="10.5830052442584">
            <text:p>10,58</text:p>
          </table:table-cell>
          <table:table-cell table:formula="oooc:=4*SQRT([.H$33])" office:value-type="float" office:value="12">
            <text:p>12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1" table:number-columns-repeated="5" table:default-cell-style-name="ce2"/>
        <table:table-column table:style-name="co1" table:default-cell-style-name="Default"/>
        <table:table-row table:style-name="ro1" table:number-rows-repeated="2"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/>
          <table:table-cell office:value-type="string">
            <text:p>main rating</text:p>
          </table:table-cell>
          <table:table-cell office:value-type="float" office:value="1665">
            <text:p>1665</text:p>
          </table:table-cell>
          <table:table-cell table:style-name="Default" table:number-columns-repeated="5"/>
          <table:table-cell/>
        </table:table-row>
        <table:table-row table:style-name="ro1">
          <table:table-cell table:number-columns-repeated="3"/>
          <table:table-cell table:style-name="Default" office:value-type="string">
            <text:p>Länge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>
            <text:p>opponent</text:p>
          </table:table-cell>
          <table:table-cell table:style-name="ce1" office:value-type="string">
            <text:p>P_upset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float" office:value="1300">
            <text:p>1300</text:p>
          </table:table-cell>
          <table:table-cell/>
          <table:table-cell table:formula="oooc:=1/(10^(ABS([.$C$3]-[.$B6])/2000*SQRT([.D$5]))+1)" office:value-type="float" office:value="0.396463681473822">
            <text:p>0,396</text:p>
          </table:table-cell>
          <table:table-cell table:formula="oooc:=1/(10^(ABS([.$C$3]-[.$B6])/2000*SQRT([.E$5]))+1)" office:value-type="float" office:value="0.325667701599004">
            <text:p>0,326</text:p>
          </table:table-cell>
          <table:table-cell table:formula="oooc:=1/(10^(ABS([.$C$3]-[.$B6])/2000*SQRT([.F$5]))+1)" office:value-type="float" office:value="0.280972164687034">
            <text:p>0,281</text:p>
          </table:table-cell>
          <table:table-cell table:formula="oooc:=1/(10^(ABS([.$C$3]-[.$B6])/2000*SQRT([.G$5]))+1)" office:value-type="float" office:value="0.2475350323698">
            <text:p>0,248</text:p>
          </table:table-cell>
          <table:table-cell table:formula="oooc:=1/(10^(ABS([.$C$3]-[.$B6])/2000*SQRT([.H$5]))+1)" office:value-type="float" office:value="0.22085937918053">
            <text:p>0,221</text:p>
          </table:table-cell>
          <table:table-cell/>
        </table:table-row>
        <table:table-row table:style-name="ro1">
          <table:table-cell/>
          <table:table-cell table:formula="oooc:=[.B6]+50" office:value-type="float" office:value="1350">
            <text:p>1350</text:p>
          </table:table-cell>
          <table:table-cell/>
          <table:table-cell table:formula="oooc:=1/(10^(ABS([.$C$3]-[.$B7])/2000*SQRT([.D$5]))+1)" office:value-type="float" office:value="0.41031649686005">
            <text:p>0,410</text:p>
          </table:table-cell>
          <table:table-cell table:formula="oooc:=1/(10^(ABS([.$C$3]-[.$B7])/2000*SQRT([.E$5]))+1)" office:value-type="float" office:value="0.347932267562897">
            <text:p>0,348</text:p>
          </table:table-cell>
          <table:table-cell table:formula="oooc:=1/(10^(ABS([.$C$3]-[.$B7])/2000*SQRT([.F$5]))+1)" office:value-type="float" office:value="0.307693196294469">
            <text:p>0,308</text:p>
          </table:table-cell>
          <table:table-cell table:formula="oooc:=1/(10^(ABS([.$C$3]-[.$B7])/2000*SQRT([.G$5]))+1)" office:value-type="float" office:value="0.276978187055118">
            <text:p>0,277</text:p>
          </table:table-cell>
          <table:table-cell table:formula="oooc:=1/(10^(ABS([.$C$3]-[.$B7])/2000*SQRT([.H$5]))+1)" office:value-type="float" office:value="0.252000458803946">
            <text:p>0,252</text:p>
          </table:table-cell>
          <table:table-cell/>
        </table:table-row>
        <table:table-row table:style-name="ro1">
          <table:table-cell/>
          <table:table-cell table:formula="oooc:=[.B7]+50" office:value-type="float" office:value="1400">
            <text:p>1400</text:p>
          </table:table-cell>
          <table:table-cell/>
          <table:table-cell table:formula="oooc:=1/(10^(ABS([.$C$3]-[.$B8])/2000*SQRT([.D$5]))+1)" office:value-type="float" office:value="0.42431304762357">
            <text:p>0,424</text:p>
          </table:table-cell>
          <table:table-cell table:formula="oooc:=1/(10^(ABS([.$C$3]-[.$B8])/2000*SQRT([.E$5]))+1)" office:value-type="float" office:value="0.370881797413128">
            <text:p>0,371</text:p>
          </table:table-cell>
          <table:table-cell table:formula="oooc:=1/(10^(ABS([.$C$3]-[.$B8])/2000*SQRT([.F$5]))+1)" office:value-type="float" office:value="0.335768761825432">
            <text:p>0,336</text:p>
          </table:table-cell>
          <table:table-cell table:formula="oooc:=1/(10^(ABS([.$C$3]-[.$B8])/2000*SQRT([.G$5]))+1)" office:value-type="float" office:value="0.308487703970365">
            <text:p>0,308</text:p>
          </table:table-cell>
          <table:table-cell table:formula="oooc:=1/(10^(ABS([.$C$3]-[.$B8])/2000*SQRT([.H$5]))+1)" office:value-type="float" office:value="0.28592109741465">
            <text:p>0,286</text:p>
          </table:table-cell>
          <table:table-cell/>
        </table:table-row>
        <table:table-row table:style-name="ro1">
          <table:table-cell/>
          <table:table-cell table:formula="oooc:=[.B8]+50" office:value-type="float" office:value="1450">
            <text:p>1450</text:p>
          </table:table-cell>
          <table:table-cell/>
          <table:table-cell table:formula="oooc:=1/(10^(ABS([.$C$3]-[.$B9])/2000*SQRT([.D$5]))+1)" office:value-type="float" office:value="0.438432061026354">
            <text:p>0,438</text:p>
          </table:table-cell>
          <table:table-cell table:formula="oooc:=1/(10^(ABS([.$C$3]-[.$B9])/2000*SQRT([.E$5]))+1)" office:value-type="float" office:value="0.394429422866317">
            <text:p>0,394</text:p>
          </table:table-cell>
          <table:table-cell table:formula="oooc:=1/(10^(ABS([.$C$3]-[.$B9])/2000*SQRT([.F$5]))+1)" office:value-type="float" office:value="0.365055266251359">
            <text:p>0,365</text:p>
          </table:table-cell>
          <table:table-cell table:formula="oooc:=1/(10^(ABS([.$C$3]-[.$B9])/2000*SQRT([.G$5]))+1)" office:value-type="float" office:value="0.341886801250016">
            <text:p>0,342</text:p>
          </table:table-cell>
          <table:table-cell table:formula="oooc:=1/(10^(ABS([.$C$3]-[.$B9])/2000*SQRT([.H$5]))+1)" office:value-type="float" office:value="0.322439419914899">
            <text:p>0,322</text:p>
          </table:table-cell>
          <table:table-cell/>
        </table:table-row>
        <table:table-row table:style-name="ro1">
          <table:table-cell/>
          <table:table-cell table:formula="oooc:=[.B9]+50" office:value-type="float" office:value="1500">
            <text:p>1500</text:p>
          </table:table-cell>
          <table:table-cell/>
          <table:table-cell table:formula="oooc:=1/(10^(ABS([.$C$3]-[.$B10])/2000*SQRT([.D$5]))+1)" office:value-type="float" office:value="0.452651481954135">
            <text:p>0,453</text:p>
          </table:table-cell>
          <table:table-cell table:formula="oooc:=1/(10^(ABS([.$C$3]-[.$B10])/2000*SQRT([.E$5]))+1)" office:value-type="float" office:value="0.418477622575558">
            <text:p>0,418</text:p>
          </table:table-cell>
          <table:table-cell table:formula="oooc:=1/(10^(ABS([.$C$3]-[.$B10])/2000*SQRT([.F$5]))+1)" office:value-type="float" office:value="0.395375708599239">
            <text:p>0,395</text:p>
          </table:table-cell>
          <table:table-cell table:formula="oooc:=1/(10^(ABS([.$C$3]-[.$B10])/2000*SQRT([.G$5]))+1)" office:value-type="float" office:value="0.376930894111992">
            <text:p>0,377</text:p>
          </table:table-cell>
          <table:table-cell table:formula="oooc:=1/(10^(ABS([.$C$3]-[.$B10])/2000*SQRT([.H$5]))+1)" office:value-type="float" office:value="0.361262250888275">
            <text:p>0,361</text:p>
          </table:table-cell>
          <table:table-cell/>
        </table:table-row>
        <table:table-row table:style-name="ro1">
          <table:table-cell/>
          <table:table-cell table:formula="oooc:=[.B10]+50" office:value-type="float" office:value="1550">
            <text:p>1550</text:p>
          </table:table-cell>
          <table:table-cell/>
          <table:table-cell table:formula="oooc:=1/(10^(ABS([.$C$3]-[.$B11])/2000*SQRT([.D$5]))+1)" office:value-type="float" office:value="0.466948606115559">
            <text:p>0,467</text:p>
          </table:table-cell>
          <table:table-cell table:formula="oooc:=1/(10^(ABS([.$C$3]-[.$B11])/2000*SQRT([.E$5]))+1)" office:value-type="float" office:value="0.442919633117205">
            <text:p>0,443</text:p>
          </table:table-cell>
          <table:table-cell table:formula="oooc:=1/(10^(ABS([.$C$3]-[.$B11])/2000*SQRT([.F$5]))+1)" office:value-type="float" office:value="0.426522797669978">
            <text:p>0,427</text:p>
          </table:table-cell>
          <table:table-cell table:formula="oooc:=1/(10^(ABS([.$C$3]-[.$B11])/2000*SQRT([.G$5]))+1)" office:value-type="float" office:value="0.413311157060508">
            <text:p>0,413</text:p>
          </table:table-cell>
          <table:table-cell table:formula="oooc:=1/(10^(ABS([.$C$3]-[.$B11])/2000*SQRT([.H$5]))+1)" office:value-type="float" office:value="0.401986234230656">
            <text:p>0,402</text:p>
          </table:table-cell>
          <table:table-cell/>
        </table:table-row>
        <table:table-row table:style-name="ro1">
          <table:table-cell/>
          <table:table-cell table:formula="oooc:=[.B11]+50" office:value-type="float" office:value="1600">
            <text:p>1600</text:p>
          </table:table-cell>
          <table:table-cell/>
          <table:table-cell table:formula="oooc:=1/(10^(ABS([.$C$3]-[.$B12])/2000*SQRT([.D$5]))+1)" office:value-type="float" office:value="0.481300222070441">
            <text:p>0,481</text:p>
          </table:table-cell>
          <table:table-cell table:formula="oooc:=1/(10^(ABS([.$C$3]-[.$B12])/2000*SQRT([.E$5]))+1)" office:value-type="float" office:value="0.467641211419776">
            <text:p>0,468</text:p>
          </table:table-cell>
          <table:table-cell table:formula="oooc:=1/(10^(ABS([.$C$3]-[.$B12])/2000*SQRT([.F$5]))+1)" office:value-type="float" office:value="0.458263854745392">
            <text:p>0,458</text:p>
          </table:table-cell>
          <table:table-cell table:formula="oooc:=1/(10^(ABS([.$C$3]-[.$B12])/2000*SQRT([.G$5]))+1)" office:value-type="float" office:value="0.45066301734172">
            <text:p>0,451</text:p>
          </table:table-cell>
          <table:table-cell table:formula="oooc:=1/(10^(ABS([.$C$3]-[.$B12])/2000*SQRT([.H$5]))+1)" office:value-type="float" office:value="0.444109038883147">
            <text:p>0,444</text:p>
          </table:table-cell>
          <table:table-cell/>
        </table:table-row>
        <table:table-row table:style-name="ro1">
          <table:table-cell/>
          <table:table-cell table:formula="oooc:=[.B12]+50" office:value-type="float" office:value="1650">
            <text:p>1650</text:p>
          </table:table-cell>
          <table:table-cell/>
          <table:table-cell table:formula="oooc:=1/(10^(ABS([.$C$3]-[.$B13])/2000*SQRT([.D$5]))+1)" office:value-type="float" office:value="0.49568276024494">
            <text:p>0,496</text:p>
          </table:table-cell>
          <table:table-cell table:formula="oooc:=1/(10^(ABS([.$C$3]-[.$B13])/2000*SQRT([.E$5]))+1)" office:value-type="float" office:value="0.492522693040901">
            <text:p>0,493</text:p>
          </table:table-cell>
          <table:table-cell table:formula="oooc:=1/(10^(ABS([.$C$3]-[.$B13])/2000*SQRT([.F$5]))+1)" office:value-type="float" office:value="0.490347317958871">
            <text:p>0,490</text:p>
          </table:table-cell>
          <table:table-cell table:formula="oooc:=1/(10^(ABS([.$C$3]-[.$B13])/2000*SQRT([.G$5]))+1)" office:value-type="float" office:value="0.488579360146646">
            <text:p>0,489</text:p>
          </table:table-cell>
          <table:table-cell table:formula="oooc:=1/(10^(ABS([.$C$3]-[.$B13])/2000*SQRT([.H$5]))+1)" office:value-type="float" office:value="0.487050855107136">
            <text:p>0,487</text:p>
          </table:table-cell>
          <table:table-cell/>
        </table:table-row>
        <table:table-row table:style-name="ro1">
          <table:table-cell/>
          <table:table-cell table:formula="oooc:=[.B13]+50" office:value-type="float" office:value="1700">
            <text:p>1700</text:p>
          </table:table-cell>
          <table:table-cell/>
          <table:table-cell table:formula="oooc:=1/(10^(ABS([.$C$3]-[.$B14])/2000*SQRT([.D$5]))+1)" office:value-type="float" office:value="0.489927553072562">
            <text:p>0,490</text:p>
          </table:table-cell>
          <table:table-cell table:formula="oooc:=1/(10^(ABS([.$C$3]-[.$B14])/2000*SQRT([.E$5]))+1)" office:value-type="float" office:value="0.48255872893275">
            <text:p>0,483</text:p>
          </table:table-cell>
          <table:table-cell table:formula="oooc:=1/(10^(ABS([.$C$3]-[.$B14])/2000*SQRT([.F$5]))+1)" office:value-type="float" office:value="0.477489503822773">
            <text:p>0,477</text:p>
          </table:table-cell>
          <table:table-cell table:formula="oooc:=1/(10^(ABS([.$C$3]-[.$B14])/2000*SQRT([.G$5]))+1)" office:value-type="float" office:value="0.473372420417643">
            <text:p>0,473</text:p>
          </table:table-cell>
          <table:table-cell table:formula="oooc:=1/(10^(ABS([.$C$3]-[.$B14])/2000*SQRT([.H$5]))+1)" office:value-type="float" office:value="0.469815319996098">
            <text:p>0,470</text:p>
          </table:table-cell>
          <table:table-cell/>
        </table:table-row>
        <table:table-row table:style-name="ro1">
          <table:table-cell/>
          <table:table-cell table:formula="oooc:=[.B14]+50" office:value-type="float" office:value="1750">
            <text:p>1750</text:p>
          </table:table-cell>
          <table:table-cell/>
          <table:table-cell table:formula="oooc:=1/(10^(ABS([.$C$3]-[.$B15])/2000*SQRT([.D$5]))+1)" office:value-type="float" office:value="0.475554538879339">
            <text:p>0,476</text:p>
          </table:table-cell>
          <table:table-cell table:formula="oooc:=1/(10^(ABS([.$C$3]-[.$B15])/2000*SQRT([.E$5]))+1)" office:value-type="float" office:value="0.457726594773746">
            <text:p>0,458</text:p>
          </table:table-cell>
          <table:table-cell table:formula="oooc:=1/(10^(ABS([.$C$3]-[.$B15])/2000*SQRT([.F$5]))+1)" office:value-type="float" office:value="0.445511918283812">
            <text:p>0,446</text:p>
          </table:table-cell>
          <table:table-cell table:formula="oooc:=1/(10^(ABS([.$C$3]-[.$B15])/2000*SQRT([.G$5]))+1)" office:value-type="float" office:value="0.43563096759234">
            <text:p>0,436</text:p>
          </table:table-cell>
          <table:table-cell table:formula="oooc:=1/(10^(ABS([.$C$3]-[.$B15])/2000*SQRT([.H$5]))+1)" office:value-type="float" office:value="0.427127748605496">
            <text:p>0,427</text:p>
          </table:table-cell>
          <table:table-cell/>
        </table:table-row>
        <table:table-row table:style-name="ro1">
          <table:table-cell/>
          <table:table-cell table:formula="oooc:=[.B15]+50" office:value-type="float" office:value="1800">
            <text:p>1800</text:p>
          </table:table-cell>
          <table:table-cell/>
          <table:table-cell table:formula="oooc:=1/(10^(ABS([.$C$3]-[.$B16])/2000*SQRT([.D$5]))+1)" office:value-type="float" office:value="0.461221907942828">
            <text:p>0,461</text:p>
          </table:table-cell>
          <table:table-cell table:formula="oooc:=1/(10^(ABS([.$C$3]-[.$B16])/2000*SQRT([.E$5]))+1)" office:value-type="float" office:value="0.433102738371674">
            <text:p>0,433</text:p>
          </table:table-cell>
          <table:table-cell table:formula="oooc:=1/(10^(ABS([.$C$3]-[.$B16])/2000*SQRT([.F$5]))+1)" office:value-type="float" office:value="0.413979156175757">
            <text:p>0,414</text:p>
          </table:table-cell>
          <table:table-cell table:formula="oooc:=1/(10^(ABS([.$C$3]-[.$B16])/2000*SQRT([.G$5]))+1)" office:value-type="float" office:value="0.398620928671281">
            <text:p>0,399</text:p>
          </table:table-cell>
          <table:table-cell table:formula="oooc:=1/(10^(ABS([.$C$3]-[.$B16])/2000*SQRT([.H$5]))+1)" office:value-type="float" office:value="0.385498638991442">
            <text:p>0,385</text:p>
          </table:table-cell>
          <table:table-cell/>
        </table:table-row>
        <table:table-row table:style-name="ro1">
          <table:table-cell/>
          <table:table-cell table:formula="oooc:=[.B16]+50" office:value-type="float" office:value="1850">
            <text:p>1850</text:p>
          </table:table-cell>
          <table:table-cell/>
          <table:table-cell table:formula="oooc:=1/(10^(ABS([.$C$3]-[.$B17])/2000*SQRT([.D$5]))+1)" office:value-type="float" office:value="0.446953104830538">
            <text:p>0,447</text:p>
          </table:table-cell>
          <table:table-cell table:formula="oooc:=1/(10^(ABS([.$C$3]-[.$B17])/2000*SQRT([.E$5]))+1)" office:value-type="float" office:value="0.408804918620566">
            <text:p>0,409</text:p>
          </table:table-cell>
          <table:table-cell table:formula="oooc:=1/(10^(ABS([.$C$3]-[.$B17])/2000*SQRT([.F$5]))+1)" office:value-type="float" office:value="0.383136096292883">
            <text:p>0,383</text:p>
          </table:table-cell>
          <table:table-cell table:formula="oooc:=1/(10^(ABS([.$C$3]-[.$B17])/2000*SQRT([.G$5]))+1)" office:value-type="float" office:value="0.362734259162657">
            <text:p>0,363</text:p>
          </table:table-cell>
          <table:table-cell table:formula="oooc:=1/(10^(ABS([.$C$3]-[.$B17])/2000*SQRT([.H$5]))+1)" office:value-type="float" office:value="0.345480005617534">
            <text:p>0,345</text:p>
          </table:table-cell>
          <table:table-cell/>
        </table:table-row>
        <table:table-row table:style-name="ro1" table:number-rows-repeated="3"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 table:number-columns-repeated="3"/>
          <table:table-cell table:style-name="ce1" office:value-type="string">
            <text:p>Deren rating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>
            <text:p>q</text:p>
          </table:table-cell>
          <table:table-cell table:style-name="ce1" office:value-type="string">
            <text:p>1-q</text:p>
          </table:table-cell>
          <table:table-cell table:style-name="ce6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float" office:value="0.48">
            <text:p>0,48</text:p>
          </table:table-cell>
          <table:table-cell table:style-name="ce4" table:formula="oooc:=1-[.B23]" office:value-type="float" office:value="0.52">
            <text:p>0,52</text:p>
          </table:table-cell>
          <table:table-cell table:style-name="ce7" table:formula="oooc:=[.$C$3]-LOG10(1/[.$C23]-1)*2000/SQRT([.D$22])" office:value-type="float" office:value="1734.52421251842">
            <text:p>1735</text:p>
          </table:table-cell>
          <table:table-cell table:style-name="ce8" table:formula="oooc:=[.$C$3]-LOG10(1/[.$C23]-1)*2000/SQRT([.E$22])" office:value-type="float" office:value="1705.13982281271">
            <text:p>1705</text:p>
          </table:table-cell>
          <table:table-cell table:style-name="ce7" table:formula="oooc:=[.$C$3]-LOG10(1/[.$C23]-1)*2000/SQRT([.F$22])" office:value-type="float" office:value="1696.09217305467">
            <text:p>1696</text:p>
          </table:table-cell>
          <table:table-cell table:style-name="ce7" table:formula="oooc:=[.$C$3]-LOG10(1/[.$C23]-1)*2000/SQRT([.G$22])" office:value-type="float" office:value="1691.27768234591">
            <text:p>1691</text:p>
          </table:table-cell>
          <table:table-cell table:style-name="ce7" table:formula="oooc:=[.$C$3]-LOG10(1/[.$C23]-1)*2000/SQRT([.H$22])" office:value-type="float" office:value="1688.17473750614">
            <text:p>1688</text:p>
          </table:table-cell>
          <table:table-cell/>
        </table:table-row>
        <table:table-row table:style-name="ro1">
          <table:table-cell/>
          <table:table-cell table:style-name="ce4" table:formula="oooc:=[.B23]+0.02" office:value-type="float" office:value="0.5">
            <text:p>0,50</text:p>
          </table:table-cell>
          <table:table-cell table:style-name="ce4" table:formula="oooc:=1-[.B24]" office:value-type="float" office:value="0.5">
            <text:p>0,50</text:p>
          </table:table-cell>
          <table:table-cell table:style-name="ce7" table:formula="oooc:=[.$C$3]-LOG10(1/[.$C24]-1)*2000/SQRT([.D$22])" office:value-type="float" office:value="1665">
            <text:p>1665</text:p>
          </table:table-cell>
          <table:table-cell table:style-name="ce8" table:formula="oooc:=[.$C$3]-LOG10(1/[.$C24]-1)*2000/SQRT([.E$22])" office:value-type="float" office:value="1665">
            <text:p>1665</text:p>
          </table:table-cell>
          <table:table-cell table:style-name="ce7" table:formula="oooc:=[.$C$3]-LOG10(1/[.$C24]-1)*2000/SQRT([.F$22])" office:value-type="float" office:value="1665">
            <text:p>1665</text:p>
          </table:table-cell>
          <table:table-cell table:style-name="ce7" table:formula="oooc:=[.$C$3]-LOG10(1/[.$C24]-1)*2000/SQRT([.G$22])" office:value-type="float" office:value="1665">
            <text:p>1665</text:p>
          </table:table-cell>
          <table:table-cell table:style-name="ce7" table:formula="oooc:=[.$C$3]-LOG10(1/[.$C24]-1)*2000/SQRT([.H$22])" office:value-type="float" office:value="1665">
            <text:p>1665</text:p>
          </table:table-cell>
          <table:table-cell/>
        </table:table-row>
        <table:table-row table:style-name="ro1">
          <table:table-cell/>
          <table:table-cell table:style-name="ce4" table:formula="oooc:=[.B24]+0.02" office:value-type="float" office:value="0.52">
            <text:p>0,52</text:p>
          </table:table-cell>
          <table:table-cell table:style-name="ce4" table:formula="oooc:=1-[.B25]" office:value-type="float" office:value="0.48">
            <text:p>0,48</text:p>
          </table:table-cell>
          <table:table-cell table:style-name="ce7" table:formula="oooc:=[.$C$3]-LOG10(1/[.$C25]-1)*2000/SQRT([.D$22])" office:value-type="float" office:value="1595.47578748158">
            <text:p>1595</text:p>
          </table:table-cell>
          <table:table-cell table:style-name="ce8" table:formula="oooc:=[.$C$3]-LOG10(1/[.$C25]-1)*2000/SQRT([.E$22])" office:value-type="float" office:value="1624.86017718729">
            <text:p>1625</text:p>
          </table:table-cell>
          <table:table-cell table:style-name="ce7" table:formula="oooc:=[.$C$3]-LOG10(1/[.$C25]-1)*2000/SQRT([.F$22])" office:value-type="float" office:value="1633.90782694533">
            <text:p>1634</text:p>
          </table:table-cell>
          <table:table-cell table:style-name="ce7" table:formula="oooc:=[.$C$3]-LOG10(1/[.$C25]-1)*2000/SQRT([.G$22])" office:value-type="float" office:value="1638.72231765409">
            <text:p>1639</text:p>
          </table:table-cell>
          <table:table-cell table:style-name="ce7" table:formula="oooc:=[.$C$3]-LOG10(1/[.$C25]-1)*2000/SQRT([.H$22])" office:value-type="float" office:value="1641.82526249386">
            <text:p>1642</text:p>
          </table:table-cell>
          <table:table-cell/>
        </table:table-row>
        <table:table-row table:style-name="ro1">
          <table:table-cell/>
          <table:table-cell table:style-name="ce4" table:formula="oooc:=[.B25]+0.02" office:value-type="float" office:value="0.54">
            <text:p>0,54</text:p>
          </table:table-cell>
          <table:table-cell table:style-name="ce4" table:formula="oooc:=1-[.B26]" office:value-type="float" office:value="0.46">
            <text:p>0,46</text:p>
          </table:table-cell>
          <table:table-cell table:style-name="ce7" table:formula="oooc:=[.$C$3]-LOG10(1/[.$C26]-1)*2000/SQRT([.D$22])" office:value-type="float" office:value="1525.72814371721">
            <text:p>1526</text:p>
          </table:table-cell>
          <table:table-cell table:style-name="ce8" table:formula="oooc:=[.$C$3]-LOG10(1/[.$C26]-1)*2000/SQRT([.E$22])" office:value-type="float" office:value="1584.59135628459">
            <text:p>1585</text:p>
          </table:table-cell>
          <table:table-cell table:style-name="ce7" table:formula="oooc:=[.$C$3]-LOG10(1/[.$C26]-1)*2000/SQRT([.F$22])" office:value-type="float" office:value="1602.71573239982">
            <text:p>1603</text:p>
          </table:table-cell>
          <table:table-cell table:style-name="ce7" table:formula="oooc:=[.$C$3]-LOG10(1/[.$C26]-1)*2000/SQRT([.G$22])" office:value-type="float" office:value="1612.36018623506">
            <text:p>1612</text:p>
          </table:table-cell>
          <table:table-cell table:style-name="ce7" table:formula="oooc:=[.$C$3]-LOG10(1/[.$C26]-1)*2000/SQRT([.H$22])" office:value-type="float" office:value="1618.57604790574">
            <text:p>1619</text:p>
          </table:table-cell>
          <table:table-cell/>
        </table:table-row>
        <table:table-row table:style-name="ro1">
          <table:table-cell/>
          <table:table-cell table:style-name="ce4" table:formula="oooc:=[.B26]+0.02" office:value-type="float" office:value="0.56">
            <text:p>0,56</text:p>
          </table:table-cell>
          <table:table-cell table:style-name="ce4" table:formula="oooc:=1-[.B27]" office:value-type="float" office:value="0.44">
            <text:p>0,44</text:p>
          </table:table-cell>
          <table:table-cell table:style-name="ce7" table:formula="oooc:=[.$C$3]-LOG10(1/[.$C27]-1)*2000/SQRT([.D$22])" office:value-type="float" office:value="1455.52929895997">
            <text:p>1456</text:p>
          </table:table-cell>
          <table:table-cell table:style-name="ce8" table:formula="oooc:=[.$C$3]-LOG10(1/[.$C27]-1)*2000/SQRT([.E$22])" office:value-type="float" office:value="1544.0620343672">
            <text:p>1544</text:p>
          </table:table-cell>
          <table:table-cell table:style-name="ce7" table:formula="oooc:=[.$C$3]-LOG10(1/[.$C27]-1)*2000/SQRT([.F$22])" office:value-type="float" office:value="1571.32185463599">
            <text:p>1571</text:p>
          </table:table-cell>
          <table:table-cell table:style-name="ce7" table:formula="oooc:=[.$C$3]-LOG10(1/[.$C27]-1)*2000/SQRT([.G$22])" office:value-type="float" office:value="1585.82751687053">
            <text:p>1586</text:p>
          </table:table-cell>
          <table:table-cell table:style-name="ce7" table:formula="oooc:=[.$C$3]-LOG10(1/[.$C27]-1)*2000/SQRT([.H$22])" office:value-type="float" office:value="1595.17643298666">
            <text:p>1595</text:p>
          </table:table-cell>
          <table:table-cell/>
        </table:table-row>
        <table:table-row table:style-name="ro1">
          <table:table-cell/>
          <table:table-cell table:style-name="ce4" table:formula="oooc:=[.B27]+0.02" office:value-type="float" office:value="0.58">
            <text:p>0,58</text:p>
          </table:table-cell>
          <table:table-cell table:style-name="ce4" table:formula="oooc:=1-[.B28]" office:value-type="float" office:value="0.42">
            <text:p>0,42</text:p>
          </table:table-cell>
          <table:table-cell table:style-name="ce7" table:formula="oooc:=[.$C$3]-LOG10(1/[.$C28]-1)*2000/SQRT([.D$22])" office:value-type="float" office:value="1384.64259366993">
            <text:p>1385</text:p>
          </table:table-cell>
          <table:table-cell table:style-name="ce8" table:formula="oooc:=[.$C$3]-LOG10(1/[.$C28]-1)*2000/SQRT([.E$22])" office:value-type="float" office:value="1503.13557598603">
            <text:p>1503</text:p>
          </table:table-cell>
          <table:table-cell table:style-name="ce7" table:formula="oooc:=[.$C$3]-LOG10(1/[.$C28]-1)*2000/SQRT([.F$22])" office:value-type="float" office:value="1539.62035629009">
            <text:p>1540</text:p>
          </table:table-cell>
          <table:table-cell table:style-name="ce7" table:formula="oooc:=[.$C$3]-LOG10(1/[.$C28]-1)*2000/SQRT([.G$22])" office:value-type="float" office:value="1559.03486066222">
            <text:p>1559</text:p>
          </table:table-cell>
          <table:table-cell table:style-name="ce7" table:formula="oooc:=[.$C$3]-LOG10(1/[.$C28]-1)*2000/SQRT([.H$22])" office:value-type="float" office:value="1571.54753122331">
            <text:p>1572</text:p>
          </table:table-cell>
          <table:table-cell/>
        </table:table-row>
        <table:table-row table:style-name="ro1">
          <table:table-cell table:style-name="ce3"/>
          <table:table-cell table:style-name="ce5" table:formula="oooc:=[.B28]+0.02" office:value-type="float" office:value="0.6">
            <text:p>0,60</text:p>
          </table:table-cell>
          <table:table-cell table:style-name="ce5" table:formula="oooc:=1-[.B29]" office:value-type="float" office:value="0.4">
            <text:p>0,40</text:p>
          </table:table-cell>
          <table:table-cell table:style-name="ce8" table:formula="oooc:=[.$C$3]-LOG10(1/[.$C29]-1)*2000/SQRT([.D$22])" office:value-type="float" office:value="1312.81748188864">
            <text:p>1313</text:p>
          </table:table-cell>
          <table:table-cell table:style-name="ce9" table:formula="oooc:=[.$C$3]-LOG10(1/[.$C29]-1)*2000/SQRT([.E$22])" office:value-type="float" office:value="1461.66732836452">
            <text:p>1462</text:p>
          </table:table-cell>
          <table:table-cell table:style-name="ce8" table:formula="oooc:=[.$C$3]-LOG10(1/[.$C29]-1)*2000/SQRT([.F$22])" office:value-type="float" office:value="1507.49918980319">
            <text:p>1507</text:p>
          </table:table-cell>
          <table:table-cell table:style-name="ce8" table:formula="oooc:=[.$C$3]-LOG10(1/[.$C29]-1)*2000/SQRT([.G$22])" office:value-type="float" office:value="1531.88752013898">
            <text:p>1532</text:p>
          </table:table-cell>
          <table:table-cell table:style-name="ce8" table:formula="oooc:=[.$C$3]-LOG10(1/[.$C29]-1)*2000/SQRT([.H$22])" office:value-type="float" office:value="1547.60582729621">
            <text:p>1548</text:p>
          </table:table-cell>
          <table:table-cell table:style-name="ce3"/>
        </table:table-row>
        <table:table-row table:style-name="ro1">
          <table:table-cell/>
          <table:table-cell table:style-name="ce4" table:formula="oooc:=[.B29]+0.02" office:value-type="float" office:value="0.62">
            <text:p>0,62</text:p>
          </table:table-cell>
          <table:table-cell table:style-name="ce4" table:formula="oooc:=1-[.B30]" office:value-type="float" office:value="0.38">
            <text:p>0,38</text:p>
          </table:table-cell>
          <table:table-cell table:style-name="ce7" table:formula="oooc:=[.$C$3]-LOG10(1/[.$C30]-1)*2000/SQRT([.D$22])" office:value-type="float" office:value="1239.78381423711">
            <text:p>1240</text:p>
          </table:table-cell>
          <table:table-cell table:style-name="ce8" table:formula="oooc:=[.$C$3]-LOG10(1/[.$C30]-1)*2000/SQRT([.E$22])" office:value-type="float" office:value="1419.50132068601">
            <text:p>1420</text:p>
          </table:table-cell>
          <table:table-cell table:style-name="ce7" table:formula="oooc:=[.$C$3]-LOG10(1/[.$C30]-1)*2000/SQRT([.F$22])" office:value-type="float" office:value="1474.8375407002">
            <text:p>1475</text:p>
          </table:table-cell>
          <table:table-cell table:style-name="ce7" table:formula="oooc:=[.$C$3]-LOG10(1/[.$C30]-1)*2000/SQRT([.G$22])" office:value-type="float" office:value="1504.28338843314">
            <text:p>1504</text:p>
          </table:table-cell>
          <table:table-cell table:style-name="ce7" table:formula="oooc:=[.$C$3]-LOG10(1/[.$C30]-1)*2000/SQRT([.H$22])" office:value-type="float" office:value="1523.26127141237">
            <text:p>1523</text:p>
          </table:table-cell>
          <table:table-cell/>
        </table:table-row>
        <table:table-row table:style-name="ro1">
          <table:table-cell/>
          <table:table-cell table:style-name="ce4" table:formula="oooc:=[.B30]+0.02" office:value-type="float" office:value="0.64">
            <text:p>0,64</text:p>
          </table:table-cell>
          <table:table-cell table:style-name="ce4" table:formula="oooc:=1-[.B31]" office:value-type="float" office:value="0.36">
            <text:p>0,36</text:p>
          </table:table-cell>
          <table:table-cell table:style-name="ce7" table:formula="oooc:=[.$C$3]-LOG10(1/[.$C31]-1)*2000/SQRT([.D$22])" office:value-type="float" office:value="1165.2450535668">
            <text:p>1165</text:p>
          </table:table-cell>
          <table:table-cell table:style-name="ce8" table:formula="oooc:=[.$C$3]-LOG10(1/[.$C31]-1)*2000/SQRT([.E$22])" office:value-type="float" office:value="1376.46634714794">
            <text:p>1376</text:p>
          </table:table-cell>
          <table:table-cell table:style-name="ce7" table:formula="oooc:=[.$C$3]-LOG10(1/[.$C31]-1)*2000/SQRT([.F$22])" office:value-type="float" office:value="1441.50279353672">
            <text:p>1442</text:p>
          </table:table-cell>
          <table:table-cell table:style-name="ce7" table:formula="oooc:=[.$C$3]-LOG10(1/[.$C31]-1)*2000/SQRT([.G$22])" office:value-type="float" office:value="1476.11038503762">
            <text:p>1476</text:p>
          </table:table-cell>
          <table:table-cell table:style-name="ce7" table:formula="oooc:=[.$C$3]-LOG10(1/[.$C31]-1)*2000/SQRT([.H$22])" office:value-type="float" office:value="1498.4150178556">
            <text:p>1498</text:p>
          </table:table-cell>
          <table:table-cell/>
        </table:table-row>
        <table:table-row table:style-name="ro1">
          <table:table-cell/>
          <table:table-cell table:style-name="ce4" table:formula="oooc:=[.B31]+0.02" office:value-type="float" office:value="0.66">
            <text:p>0,66</text:p>
          </table:table-cell>
          <table:table-cell table:style-name="ce4" table:formula="oooc:=1-[.B32]" office:value-type="float" office:value="0.34">
            <text:p>0,34</text:p>
          </table:table-cell>
          <table:table-cell table:style-name="ce7" table:formula="oooc:=[.$C$3]-LOG10(1/[.$C32]-1)*2000/SQRT([.D$22])" office:value-type="float" office:value="1088.86996300077">
            <text:p>1089</text:p>
          </table:table-cell>
          <table:table-cell table:style-name="ce8" table:formula="oooc:=[.$C$3]-LOG10(1/[.$C32]-1)*2000/SQRT([.E$22])" office:value-type="float" office:value="1332.37116805027">
            <text:p>1332</text:p>
          </table:table-cell>
          <table:table-cell table:style-name="ce7" table:formula="oooc:=[.$C$3]-LOG10(1/[.$C32]-1)*2000/SQRT([.F$22])" office:value-type="float" office:value="1407.34681467805">
            <text:p>1407</text:p>
          </table:table-cell>
          <table:table-cell table:style-name="ce7" table:formula="oooc:=[.$C$3]-LOG10(1/[.$C32]-1)*2000/SQRT([.G$22])" office:value-type="float" office:value="1447.2433141808">
            <text:p>1447</text:p>
          </table:table-cell>
          <table:table-cell table:style-name="ce7" table:formula="oooc:=[.$C$3]-LOG10(1/[.$C32]-1)*2000/SQRT([.H$22])" office:value-type="float" office:value="1472.95665433359">
            <text:p>1473</text:p>
          </table:table-cell>
          <table:table-cell/>
        </table:table-row>
        <table:table-row table:style-name="ro1">
          <table:table-cell/>
          <table:table-cell table:style-name="ce4" table:formula="oooc:=[.B32]+0.02" office:value-type="float" office:value="0.68">
            <text:p>0,68</text:p>
          </table:table-cell>
          <table:table-cell table:style-name="ce4" table:formula="oooc:=1-[.B33]" office:value-type="float" office:value="0.32">
            <text:p>0,32</text:p>
          </table:table-cell>
          <table:table-cell table:style-name="ce7" table:formula="oooc:=[.$C$3]-LOG10(1/[.$C33]-1)*2000/SQRT([.D$22])" office:value-type="float" office:value="1010.28213122734">
            <text:p>1010</text:p>
          </table:table-cell>
          <table:table-cell table:style-name="ce8" table:formula="oooc:=[.$C$3]-LOG10(1/[.$C33]-1)*2000/SQRT([.E$22])" office:value-type="float" office:value="1286.99846222085">
            <text:p>1287</text:p>
          </table:table-cell>
          <table:table-cell table:style-name="ce7" table:formula="oooc:=[.$C$3]-LOG10(1/[.$C33]-1)*2000/SQRT([.F$22])" office:value-type="float" office:value="1372.20126786811">
            <text:p>1372</text:p>
          </table:table-cell>
          <table:table-cell table:style-name="ce7" table:formula="oooc:=[.$C$3]-LOG10(1/[.$C33]-1)*2000/SQRT([.G$22])" office:value-type="float" office:value="1417.53990575962">
            <text:p>1418</text:p>
          </table:table-cell>
          <table:table-cell table:style-name="ce7" table:formula="oooc:=[.$C$3]-LOG10(1/[.$C33]-1)*2000/SQRT([.H$22])" office:value-type="float" office:value="1446.76071040911">
            <text:p>1447</text:p>
          </table:table-cell>
          <table:table-cell/>
        </table:table-row>
        <table:table-row table:style-name="ro1">
          <table:table-cell/>
          <table:table-cell table:style-name="ce4" table:formula="oooc:=[.B33]+0.02" office:value-type="float" office:value="0.7">
            <text:p>0,70</text:p>
          </table:table-cell>
          <table:table-cell table:style-name="ce4" table:formula="oooc:=1-[.B34]" office:value-type="float" office:value="0.3">
            <text:p>0,30</text:p>
          </table:table-cell>
          <table:table-cell table:style-name="ce7" table:formula="oooc:=[.$C$3]-LOG10(1/[.$C34]-1)*2000/SQRT([.D$22])" office:value-type="float" office:value="929.046429410811">
            <text:p>929</text:p>
          </table:table-cell>
          <table:table-cell table:style-name="ce8" table:formula="oooc:=[.$C$3]-LOG10(1/[.$C34]-1)*2000/SQRT([.E$22])" office:value-type="float" office:value="1240.09700790927">
            <text:p>1240</text:p>
          </table:table-cell>
          <table:table-cell table:style-name="ce7" table:formula="oooc:=[.$C$3]-LOG10(1/[.$C34]-1)*2000/SQRT([.F$22])" office:value-type="float" office:value="1335.87155757578">
            <text:p>1336</text:p>
          </table:table-cell>
          <table:table-cell table:style-name="ce7" table:formula="oooc:=[.$C$3]-LOG10(1/[.$C34]-1)*2000/SQRT([.G$22])" office:value-type="float" office:value="1386.835696533">
            <text:p>1387</text:p>
          </table:table-cell>
          <table:table-cell table:style-name="ce7" table:formula="oooc:=[.$C$3]-LOG10(1/[.$C34]-1)*2000/SQRT([.H$22])" office:value-type="float" office:value="1419.68214313694">
            <text:p>1420</text:p>
          </table:table-cell>
          <table:table-cell/>
        </table:table-row>
      </table:table>
      <table:table table:name="Sheet3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>
            <text:p>delta</text:p>
          </table:table-cell>
          <table:table-cell office:value-type="string">
            <text:p>/4/n</text:p>
          </table:table-cell>
          <table:table-cell/>
          <table:table-cell office:value-type="string">
            <text:p>P upset</text:p>
          </table:table-cell>
          <table:table-cell office:value-type="string">
            <text:p>10er potenz</text:p>
          </table:table-cell>
          <table:table-cell office:value-type="string">
            <text:p>Dn/2000</text:p>
          </table:table-cell>
          <table:table-cell office:value-type="string">
            <text:p>D</text:p>
          </table:table-cell>
          <table:table-cell office:value-type="float" office:value="1720">
            <text:p>172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4.25">
            <text:p>-4,25</text:p>
          </table:table-cell>
          <table:table-cell table:formula="oooc:=[.B5]/4/SQRT([.A5])" office:value-type="float" office:value="-0.613434661013977">
            <text:p>-0,61</text:p>
          </table:table-cell>
          <table:table-cell office:value-type="string">
            <text:p>ich höher, verloren</text:p>
          </table:table-cell>
          <table:table-cell table:formula="oooc:=1+[.C5]" office:value-type="float" office:value="0.386565338986023">
            <text:p>0,39</text:p>
          </table:table-cell>
          <table:table-cell table:formula="oooc:=1/[.E5]-1" office:value-type="float" office:value="1.58688480095769">
            <text:p>1,59</text:p>
          </table:table-cell>
          <table:table-cell table:formula="oooc:=LOG10([.F5])" office:value-type="float" office:value="0.200545400526548">
            <text:p>0,2</text:p>
          </table:table-cell>
          <table:table-cell table:formula="oooc:=[.G5]*2000/SQRT([.A5])" office:value-type="float" office:value="231.569881957488">
            <text:p>231,57</text:p>
          </table:table-cell>
          <table:table-cell table:formula="oooc:=[.I$3]-[.H5]" office:value-type="float" office:value="1488.43011804251">
            <text:p>1488,4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.01">
            <text:p>3,01</text:p>
          </table:table-cell>
          <table:table-cell table:formula="oooc:=[.B6]/4/SQRT([.A6])" office:value-type="float" office:value="0.434456077565193">
            <text:p>0,43</text:p>
          </table:table-cell>
          <table:table-cell office:value-type="string">
            <text:p>ich höher, gewonnen</text:p>
          </table:table-cell>
          <table:table-cell table:formula="oooc:=[.C6]" office:value-type="float" office:value="0.434456077565193">
            <text:p>0,43</text:p>
          </table:table-cell>
          <table:table-cell table:formula="oooc:=1/[.E6]-1" office:value-type="float" office:value="1.30172864793206">
            <text:p>1,3</text:p>
          </table:table-cell>
          <table:table-cell table:formula="oooc:=LOG10([.F6])" office:value-type="float" office:value="0.114520462736181">
            <text:p>0,11</text:p>
          </table:table-cell>
          <table:table-cell table:formula="oooc:=[.G6]*2000/SQRT([.A6])" office:value-type="float" office:value="132.236839976909">
            <text:p>132,24</text:p>
          </table:table-cell>
          <table:table-cell table:formula="oooc:=[.I$3]-[.H6]" office:value-type="float" office:value="1587.76316002309">
            <text:p>1587,7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4.56">
            <text:p>-4,56</text:p>
          </table:table-cell>
          <table:table-cell table:formula="oooc:=[.B7]/4/SQRT([.A7])" office:value-type="float" office:value="-0.430879499230519">
            <text:p>-0,43</text:p>
          </table:table-cell>
          <table:table-cell office:value-type="string">
            <text:p>ich niedriger, verloren</text:p>
          </table:table-cell>
          <table:table-cell table:formula="oooc:=-[.C7]" office:value-type="float" office:value="0.430879499230519">
            <text:p>0,43</text:p>
          </table:table-cell>
          <table:table-cell table:formula="oooc:=1/[.E7]-1" office:value-type="float" office:value="1.32083448338999">
            <text:p>1,32</text:p>
          </table:table-cell>
          <table:table-cell table:formula="oooc:=LOG10([.F7])" office:value-type="float" office:value="0.120848398648513">
            <text:p>0,12</text:p>
          </table:table-cell>
          <table:table-cell table:formula="oooc:=[.G7]*2000/SQRT([.A7])" office:value-type="float" office:value="91.3528026183881">
            <text:p>91,35</text:p>
          </table:table-cell>
          <table:table-cell table:formula="oooc:=[.I$3]+[.H7]" office:value-type="float" office:value="1811.35280261839">
            <text:p>1811,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7">27.05.2009</text:date>, <text:time>12:1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Dr. Hausmann</meta:initial-creator>
    <meta:creation-date>2009-02-17T11:27:30</meta:creation-date>
    <dc:creator>Dr. Hausmann</dc:creator>
    <dc:date>2009-05-27T12:13:53</dc:date>
    <meta:editing-cycles>3</meta:editing-cycles>
    <meta:editing-duration>PT1H34M25S</meta:editing-duration>
    <meta:user-defined meta:name="Info 1"/>
    <meta:user-defined meta:name="Info 2"/>
    <meta:user-defined meta:name="Info 3"/>
    <meta:user-defined meta:name="Info 4"/>
    <meta:document-statistic meta:table-count="3" meta:cell-count="446"/>
  </office:meta>
</office:document-meta>
</file>